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i mathvariant="italic">TL</mi>
        </mtd>
      </mtr>
      <mtr>
        <mtd>
          <mrow>
            <mn>2</mn>
            <mo stretchy="false">=</mo>
            <mrow>
              <mn>0.693</mn>
              <mo stretchy="false">∗</mo>
              <mrow>
                <mo fence="true" form="prefix" stretchy="false">(</mo>
                <mrow>
                  <mrow>
                    <mn>10</mn>
                    <mo stretchy="false">∗</mo>
                    <msup>
                      <mn>10</mn>
                      <mn>3</mn>
                    </msup>
                  </mrow>
                </mrow>
                <mo fence="true" form="postfix" stretchy="false">)</mo>
              </mrow>
              <mo stretchy="false">∗</mo>
              <mtext>C</mtext>
            </mrow>
          </mrow>
        </mtd>
      </mtr>
      <mtr>
        <mtd>
          <mrow>
            <mtext>C</mtext>
            <mo stretchy="false">=</mo>
            <mfrac>
              <mn>2</mn>
              <mrow>
                <mn>0.693</mn>
                <mo stretchy="false">∗</mo>
                <mrow>
                  <mo fence="true" form="prefix" stretchy="false">(</mo>
                  <mrow>
                    <mrow>
                      <mn>10</mn>
                      <mo stretchy="false">∗</mo>
                      <msup>
                        <mn>10</mn>
                        <mn>3</mn>
                      </msup>
                    </mrow>
                  </mrow>
                  <mo fence="true" form="postfix" stretchy="false">)</mo>
                </mrow>
              </mrow>
            </mfrac>
          </mrow>
        </mtd>
      </mtr>
      <mtr>
        <mtd>
          <mrow>
            <mrow>
              <mtext>C</mtext>
              <mo stretchy="false">≈</mo>
              <mn>288</mn>
            </mrow>
            <mi mathvariant="italic">uF</mi>
          </mrow>
        </mtd>
      </mtr>
      <mtr>
        <mtd>
          <mi mathvariant="italic">TH</mi>
        </mtd>
      </mtr>
      <mtr>
        <mtd>
          <mrow>
            <mrow>
              <mn>0.693</mn>
              <mo stretchy="false">∗</mo>
              <mrow>
                <mo fence="true" form="prefix" stretchy="false">(</mo>
                <mrow>
                  <mrow>
                    <mtext>R1</mtext>
                    <mo stretchy="false">+</mo>
                    <mrow>
                      <mo fence="true" form="prefix" stretchy="false">(</mo>
                      <mrow>
                        <mrow>
                          <mn>10</mn>
                          <mo stretchy="false">∗</mo>
                          <msup>
                            <mn>10</mn>
                            <mn>3</mn>
                          </m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∗</mo>
              <mrow>
                <mo fence="true" form="prefix" stretchy="false">(</mo>
                <mrow>
                  <mrow>
                    <mn>288</mn>
                    <mo stretchy="false">∗</mo>
                    <msup>
                      <mn>10</mn>
                      <mrow>
                        <mo stretchy="false">−</mo>
                        <mn>6</mn>
                      </mrow>
                    </msup>
                  </mrow>
                </mrow>
                <mo fence="true" form="postfix" stretchy="false">)</mo>
              </mrow>
            </mrow>
            <mo stretchy="false">=</mo>
            <mn>5</mn>
          </mrow>
        </mtd>
      </mtr>
      <mtr>
        <mtd>
          <mrow>
            <mtext>R1</mtext>
            <mo stretchy="false">=</mo>
            <mrow>
              <mfrac>
                <mn>5</mn>
                <mrow>
                  <mn>0.693</mn>
                  <mrow>
                    <mo fence="true" form="prefix" stretchy="false">(</mo>
                    <mrow>
                      <mrow>
                        <mn>288</mn>
                        <mo stretchy="false">∗</mo>
                        <msup>
                          <mn>10</mn>
                          <mrow>
                            <mo stretchy="false">−</mo>
                            <mn>6</mn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−</mo>
              <mrow>
                <mo fence="true" form="prefix" stretchy="false">(</mo>
                <mrow>
                  <mrow>
                    <mn>10</mn>
                    <mo stretchy="false">∗</mo>
                    <msup>
                      <mn>10</mn>
                      <mn>3</mn>
                    </msup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text>R1</mtext>
              <mo stretchy="false">=</mo>
              <mn>15</mn>
            </mrow>
            <mi>k</mi>
            <mi mathvariant="normal">Ω</mi>
          </mrow>
        </mtd>
      </mtr>
    </mtable>
    <annotation encoding="StarMath 5.0">TL newline
{ 2={0.693*(10*10^3)*"C"} }newline
{ "C"=2 over{0.693*(10*10^3)}}newline
{ "C"Approx288uF }
newline

TH newline
{ 0.693*("R1"+(10*10^3))*(288*10^-6)=5}newline
"R1"={ 5 over{0.693(288*10^-6)}-(10*10^3) }newline
"R1"={15}k%OMEGA

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2:23:58.073000000</meta:creation-date>
    <dc:date>2024-10-15T15:22:43.761000000</dc:date>
    <meta:editing-duration>PT12M57S</meta:editing-duration>
    <meta:editing-cycles>4</meta:editing-cycles>
    <meta:generator>LibreOffice/24.2.4.2$Windows_X86_64 LibreOffice_project/51a6219feb6075d9a4c46691dcfe0cd9c4fff3c2</meta:generator>
  </office:meta>
</office:document-meta>
</file>